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27622" style:font-name="Arial" fo:language="en" fo:country="US" officeooo:rsid="000474cf" officeooo:paragraph-rsid="000474cf"/>
    </style:style>
    <style:style style:name="P2" style:family="paragraph" style:parent-style-name="Standard">
      <style:text-properties style:font-name="Arial" fo:language="en" fo:country="US" officeooo:rsid="00070365" officeooo:paragraph-rsid="00070365"/>
    </style:style>
    <style:style style:name="P3" style:family="paragraph" style:parent-style-name="Standard">
      <style:text-properties style:font-name="Arial" fo:language="en" fo:country="US" officeooo:rsid="000682a6" officeooo:paragraph-rsid="000682a6"/>
    </style:style>
    <style:style style:name="P4" style:family="paragraph" style:parent-style-name="Standard" style:list-style-name="L1">
      <style:text-properties officeooo:paragraph-rsid="002ebb76"/>
    </style:style>
    <style:style style:name="P5" style:family="paragraph" style:parent-style-name="Standard" style:list-style-name="L1">
      <style:text-properties fo:color="#127622" style:font-name="Arial" fo:language="en" fo:country="US" officeooo:rsid="000474cf" officeooo:paragraph-rsid="000474cf"/>
    </style:style>
    <style:style style:name="P6" style:family="paragraph" style:parent-style-name="Standard" style:list-style-name="L1">
      <style:text-properties fo:color="#127622" style:font-name="Arial" fo:language="en" fo:country="US" officeooo:rsid="000474cf" officeooo:paragraph-rsid="001bdb15"/>
    </style:style>
    <style:style style:name="P7" style:family="paragraph" style:parent-style-name="Standard" style:list-style-name="L1">
      <style:text-properties fo:color="#127622" style:font-name="Arial" fo:language="en" fo:country="US" officeooo:rsid="00066cb6" officeooo:paragraph-rsid="00066cb6"/>
    </style:style>
    <style:style style:name="P8" style:family="paragraph" style:parent-style-name="Standard" style:list-style-name="L1">
      <style:text-properties fo:color="#127622" style:font-name="Arial" fo:language="en" fo:country="US" officeooo:rsid="00066cb6" officeooo:paragraph-rsid="000ca590"/>
    </style:style>
    <style:style style:name="P9" style:family="paragraph" style:parent-style-name="Standard" style:list-style-name="L1">
      <style:text-properties fo:color="#127622" style:font-name="Arial" fo:language="en" fo:country="US" officeooo:rsid="00066cb6" officeooo:paragraph-rsid="001e7e27"/>
    </style:style>
    <style:style style:name="P10" style:family="paragraph" style:parent-style-name="Standard" style:list-style-name="L1">
      <style:text-properties fo:color="#127622" style:font-name="Arial" fo:language="en" fo:country="US" officeooo:rsid="0021db95" officeooo:paragraph-rsid="0021db95"/>
    </style:style>
    <style:style style:name="P11" style:family="paragraph" style:parent-style-name="Standard" style:list-style-name="L1">
      <style:text-properties fo:color="#127622" style:font-name="Arial" fo:language="en" fo:country="US" officeooo:rsid="00125673" officeooo:paragraph-rsid="00125673"/>
    </style:style>
    <style:style style:name="P12" style:family="paragraph" style:parent-style-name="Standard" style:list-style-name="L1">
      <style:text-properties fo:color="#127622" style:font-name="Arial" fo:language="en" fo:country="US" officeooo:rsid="000682a6" officeooo:paragraph-rsid="000682a6"/>
    </style:style>
    <style:style style:name="P13" style:family="paragraph" style:parent-style-name="Standard" style:list-style-name="L1">
      <style:text-properties fo:color="#127622" style:font-name="Arial" fo:language="en" fo:country="US" officeooo:rsid="000682a6" officeooo:paragraph-rsid="000afed9"/>
    </style:style>
    <style:style style:name="P14" style:family="paragraph" style:parent-style-name="Standard" style:list-style-name="L1">
      <style:text-properties fo:color="#127622" style:font-name="Arial" fo:language="en" fo:country="US" officeooo:rsid="0013f3ad" officeooo:paragraph-rsid="002c8b57"/>
    </style:style>
    <style:style style:name="P15" style:family="paragraph" style:parent-style-name="Standard" style:list-style-name="L1">
      <style:text-properties fo:color="#127622" style:font-name="Arial" officeooo:paragraph-rsid="000ca590"/>
    </style:style>
    <style:style style:name="P16" style:family="paragraph" style:parent-style-name="Standard" style:list-style-name="L1">
      <style:text-properties fo:color="#127622" style:font-name="Arial" officeooo:paragraph-rsid="001bdb15"/>
    </style:style>
    <style:style style:name="P17" style:family="paragraph" style:parent-style-name="Standard" style:list-style-name="L1">
      <style:text-properties style:font-name="Arial" fo:language="en" fo:country="US" officeooo:rsid="00066cb6" officeooo:paragraph-rsid="0011b148"/>
    </style:style>
    <style:style style:name="P18" style:family="paragraph" style:parent-style-name="Standard" style:list-style-name="L1">
      <style:text-properties style:font-name="Arial" fo:language="en" fo:country="US" officeooo:rsid="00066cb6" officeooo:paragraph-rsid="00066cb6"/>
    </style:style>
    <style:style style:name="P19" style:family="paragraph" style:parent-style-name="Standard" style:list-style-name="L1">
      <style:text-properties style:font-name="Arial" fo:language="en" fo:country="US" officeooo:rsid="000474cf" officeooo:paragraph-rsid="000474cf"/>
    </style:style>
    <style:style style:name="P20" style:family="paragraph" style:parent-style-name="Standard" style:list-style-name="L1">
      <style:text-properties style:font-name="Arial" fo:language="en" fo:country="US" officeooo:rsid="000682a6" officeooo:paragraph-rsid="000682a6"/>
    </style:style>
    <style:style style:name="P21" style:family="paragraph" style:parent-style-name="Standard" style:list-style-name="L1">
      <style:text-properties fo:color="#000000" officeooo:paragraph-rsid="002c8b57"/>
    </style:style>
    <style:style style:name="T1" style:family="text">
      <style:text-properties officeooo:rsid="000afed9"/>
    </style:style>
    <style:style style:name="T2" style:family="text">
      <style:text-properties officeooo:rsid="000e3153"/>
    </style:style>
    <style:style style:name="T3" style:family="text">
      <style:text-properties officeooo:rsid="0015ee16"/>
    </style:style>
    <style:style style:name="T4" style:family="text">
      <style:text-properties officeooo:rsid="001bdb15"/>
    </style:style>
    <style:style style:name="T5" style:family="text">
      <style:text-properties officeooo:rsid="00223801"/>
    </style:style>
    <style:style style:name="T6" style:family="text">
      <style:text-properties fo:language="en" fo:country="US" officeooo:rsid="000474cf"/>
    </style:style>
    <style:style style:name="T7" style:family="text">
      <style:text-properties fo:language="en" fo:country="US" officeooo:rsid="000ca590"/>
    </style:style>
    <style:style style:name="T8" style:family="text">
      <style:text-properties fo:language="en" fo:country="US" officeooo:rsid="000f9e89"/>
    </style:style>
    <style:style style:name="T9" style:family="text">
      <style:text-properties fo:language="en" fo:country="US" officeooo:rsid="001bdb15"/>
    </style:style>
    <style:style style:name="T10" style:family="text">
      <style:text-properties fo:language="en" fo:country="US" officeooo:rsid="00100d8f"/>
    </style:style>
    <style:style style:name="T11" style:family="text">
      <style:text-properties style:font-name="Arial" fo:language="en" fo:country="US" officeooo:rsid="002ae71c"/>
    </style:style>
    <style:style style:name="T12" style:family="text">
      <style:text-properties style:font-name="Arial" fo:language="en" fo:country="US" officeooo:rsid="00066cb6"/>
    </style:style>
    <style:style style:name="T13" style:family="text">
      <style:text-properties style:font-name="Arial" fo:language="en" fo:country="US" officeooo:rsid="000a3789"/>
    </style:style>
    <style:style style:name="T14" style:family="text">
      <style:text-properties style:font-name="Arial" fo:language="en" fo:country="US" officeooo:rsid="0013f3ad"/>
    </style:style>
    <style:style style:name="T15" style:family="text">
      <style:text-properties style:font-name="Arial" fo:language="en" fo:country="US" officeooo:rsid="0015ee16"/>
    </style:style>
    <style:style style:name="T16" style:family="text">
      <style:text-properties style:font-name="Arial" fo:language="en" fo:country="US" officeooo:rsid="002c8b57"/>
    </style:style>
    <style:style style:name="T17" style:family="text">
      <style:text-properties style:font-name="Arial" fo:language="en" fo:country="US" officeooo:rsid="002ebb76"/>
    </style:style>
    <style:style style:name="T18" style:family="text">
      <style:text-properties officeooo:rsid="002ebb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ndom switching of effects</text:p>
      <text:p text:style-name="P1"/>
      <text:list xml:id="list2363415696" text:style-name="L1">
        <text:list-item>
          <text:p text:style-name="P5">Single_Color </text:p>
        </text:list-item>
        <text:list-item>
          <text:p text:style-name="P5">Racing_Pixels</text:p>
          <text:list>
            <text:list-item>
              <text:p text:style-name="P7">1, 3, 5 Pixels </text:p>
            </text:list-item>
          </text:list>
        </text:list-item>
        <text:list-item>
          <text:p text:style-name="P15"><text:span text:style-name="T6">Racing_Pixels_</text:span><text:span text:style-name="T7">Random (Segment w</text:span><text:span text:style-name="T8">ise </text:span><text:span text:style-name="T9">color</text:span><text:span text:style-name="T10">)</text:span></text:p>
          <text:list>
            <text:list-item>
              <text:p text:style-name="P8">1, 3, 5 Pixels <text:span text:style-name="T2">with random color</text:span></text:p>
            </text:list-item>
          </text:list>
        </text:list-item>
        <text:list-item>
          <text:p text:style-name="P10"><text:span text:style-name="T5">C</text:span>arousel</text:p>
          <text:list>
            <text:list-item>
              <text:p text:style-name="P16">1, 3, 5 Pixels</text:p>
            </text:list-item>
            <text:list-item>
              <text:p text:style-name="P9"><text:span text:style-name="T4">1, 3, 5 Pixels with random color</text:span></text:p>
            </text:list-item>
          </text:list>
        </text:list-item>
        <text:list-item>
          <text:p text:style-name="P6">Strobo</text:p>
          <text:list>
            <text:list-item>
              <text:p text:style-name="P11">Random full-strip-strobo</text:p>
            </text:list-item>
            <text:list-item>
              <text:p text:style-name="P12">With segments, that move</text:p>
            </text:list-item>
            <text:list-item>
              <text:p text:style-name="P13">With <text:span text:style-name="T1">random </text:span>segments</text:p>
            </text:list-item>
          </text:list>
        </text:list-item>
        <text:list-item>
          <text:p text:style-name="P5">Rainbow</text:p>
          <text:list>
            <text:list-item>
              <text:p text:style-name="P14">with <text:span text:style-name="T3">random </text:span>refresh</text:p>
            </text:list-item>
          </text:list>
        </text:list-item>
        <text:list-item>
          <text:p text:style-name="P17">Comet-like effect</text:p>
          <text:list>
            <text:list-item>
              <text:p text:style-name="P21"><text:span text:style-name="T14">with </text:span><text:span text:style-name="T15">random </text:span><text:span text:style-name="T16">comet-length</text:span></text:p>
            </text:list-item>
          </text:list>
        </text:list-item>
        <text:list-item>
          <text:p text:style-name="P19">Fire (Yellow, Red, Orange – Random Pixel – Fading Brightness)</text:p>
        </text:list-item>
        <text:list-item>
          <text:p text:style-name="P18">Stars</text:p>
        </text:list-item>
        <text:list-item>
          <text:p text:style-name="P18">Stacking <text:span text:style-name="T18">(1, 3, 5 Pixels)</text:span></text:p>
          <text:list>
            <text:list-item>
              <text:p text:style-name="P4"><text:span text:style-name="T11">From start</text:span><text:span text:style-name="T12">, </text:span><text:span text:style-name="T11">from end</text:span><text:span text:style-name="T12">, </text:span><text:span text:style-name="T11">from middle to both sides, </text:span><text:span text:style-name="T17">from both sides to middle</text:span></text:p>
            </text:list-item>
          </text:list>
        </text:list-item>
        <text:list-item>
          <text:p text:style-name="P20">To music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46:49.390000000</meta:creation-date>
    <dc:date>2020-04-30T02:11:34.482227973</dc:date>
    <meta:editing-duration>PT5H24M28S</meta:editing-duration>
    <meta:editing-cycles>30</meta:editing-cycles>
    <meta:generator>LibreOffice/6.3.5.2$Linux_X86_64 LibreOffice_project/30$Build-2</meta:generator>
    <dc:creator>Lukas Krähling</dc:creator>
    <meta:document-statistic meta:table-count="0" meta:image-count="0" meta:object-count="0" meta:page-count="1" meta:paragraph-count="22" meta:word-count="103" meta:character-count="530" meta:non-whitespace-character-count="466"/>
  </office:meta>
</office:document-meta>
</file>